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500000290E49F0D18E94436F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398cm" svg:height="12.014cm" svg:x="3.789cm" svg:y="5.125cm">
          <draw:image xlink:href="Pictures/10000201000002A500000290E49F0D18E94436F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5T16:32:20.093000000</meta:creation-date>
    <dc:date>2021-02-15T16:33:06.846000000</dc:date>
    <meta:editing-duration>PT47S</meta:editing-duration>
    <meta:editing-cycles>1</meta:editing-cycles>
    <meta:document-statistic meta:object-count="1"/>
    <meta:generator>LibreOffice/7.0.0.3$Windows_X86_64 LibreOffice_project/8061b3e9204bef6b321a21033174034a5e2ea88e</meta:generator>
  </office:meta>
</office:document-meta>
</file>